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445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012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číslo měření</text:p>
          </table:table-cell>
          <table:table-cell office:value-type="string" calcext:value-type="string">
            <text:p>pozice čáry</text:p>
            <text:p>(mm)</text:p>
          </table:table-cell>
          <table:table-cell office:value-type="string" calcext:value-type="string">
            <text:p>ADC levý</text:p>
            <text:p>Senzor</text:p>
          </table:table-cell>
          <table:table-cell office:value-type="string" calcext:value-type="string">
            <text:p>normovaná</text:p>
            <text:p>Levý senzor</text:p>
          </table:table-cell>
          <table:table-cell office:value-type="string" calcext:value-type="string">
            <text:p>ADC pravý</text:p>
            <text:p>Senzor</text:p>
          </table:table-cell>
          <table:table-cell office:value-type="string" calcext:value-type="string">
            <text:p>normovaná</text:p>
            <text:p>Pravý senzor</text:p>
          </table:table-cell>
          <table:table-cell table:number-columns-repeated="2"/>
          <table:table-cell office:value-type="string" calcext:value-type="string">
            <text:p>ADC hodnota</text:p>
          </table:table-cell>
          <table:table-cell/>
          <table:table-cell office:value-type="string" calcext:value-type="string">
            <text:p>rozdil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90" calcext:value-type="float">
            <text:p>90</text:p>
          </table:table-cell>
          <table:table-cell table:formula="of:=([.D4]-[.$J$4])/([.$J$5]-[.$J$4])" office:value-type="float" office:value="0.0425531914893617" calcext:value-type="float">
            <text:p>0.0425531914893617</text:p>
          </table:table-cell>
          <table:table-cell office:value-type="float" office:value="990" calcext:value-type="float">
            <text:p>990</text:p>
          </table:table-cell>
          <table:table-cell table:formula="of:=([.F4]-[.$J$7])/([.$J$8]-[.$J$7])" office:value-type="float" office:value="0.979166666666667" calcext:value-type="float">
            <text:p>0.979166666666667</text:p>
          </table:table-cell>
          <table:table-cell/>
          <table:table-cell office:value-type="string" calcext:value-type="string">
            <text:p>min levéh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G4]-[.E4]" office:value-type="float" office:value="0.936613475177305" calcext:value-type="float">
            <text:p>0.936613475177305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135" calcext:value-type="float">
            <text:p>135</text:p>
          </table:table-cell>
          <table:table-cell table:formula="of:=([.D5]-[.$J$4])/([.$J$5]-[.$J$4])" office:value-type="float" office:value="0.0904255319148936" calcext:value-type="float">
            <text:p>0.0904255319148936</text:p>
          </table:table-cell>
          <table:table-cell office:value-type="float" office:value="945" calcext:value-type="float">
            <text:p>945</text:p>
          </table:table-cell>
          <table:table-cell table:formula="of:=([.F5]-[.$J$7])/([.$J$8]-[.$J$7])" office:value-type="float" office:value="0.932291666666667" calcext:value-type="float">
            <text:p>0.932291666666667</text:p>
          </table:table-cell>
          <table:table-cell/>
          <table:table-cell office:value-type="string" calcext:value-type="string">
            <text:p>max levého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[.G5]-[.E5]" office:value-type="float" office:value="0.841866134751773" calcext:value-type="float">
            <text:p>0.841866134751773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192" calcext:value-type="float">
            <text:p>192</text:p>
          </table:table-cell>
          <table:table-cell table:formula="of:=([.D6]-[.$J$4])/([.$J$5]-[.$J$4])" office:value-type="float" office:value="0.151063829787234" calcext:value-type="float">
            <text:p>0.151063829787234</text:p>
          </table:table-cell>
          <table:table-cell office:value-type="float" office:value="490" calcext:value-type="float">
            <text:p>490</text:p>
          </table:table-cell>
          <table:table-cell table:formula="of:=([.F6]-[.$J$7])/([.$J$8]-[.$J$7])" office:value-type="float" office:value="0.458333333333333" calcext:value-type="float">
            <text:p>0.458333333333333</text:p>
          </table:table-cell>
          <table:table-cell table:number-columns-repeated="4"/>
          <table:table-cell table:formula="of:=[.G6]-[.E6]" office:value-type="float" office:value="0.307269503546099" calcext:value-type="float">
            <text:p>0.307269503546099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90" calcext:value-type="float">
            <text:p>190</text:p>
          </table:table-cell>
          <table:table-cell table:formula="of:=([.D7]-[.$J$4])/([.$J$5]-[.$J$4])" office:value-type="float" office:value="0.148936170212766" calcext:value-type="float">
            <text:p>0.148936170212766</text:p>
          </table:table-cell>
          <table:table-cell office:value-type="float" office:value="275" calcext:value-type="float">
            <text:p>275</text:p>
          </table:table-cell>
          <table:table-cell table:formula="of:=([.F7]-[.$J$7])/([.$J$8]-[.$J$7])" office:value-type="float" office:value="0.234375" calcext:value-type="float">
            <text:p>0.234375</text:p>
          </table:table-cell>
          <table:table-cell/>
          <table:table-cell office:value-type="string" calcext:value-type="string">
            <text:p>min pravéh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G7]-[.E7]" office:value-type="float" office:value="0.085438829787234" calcext:value-type="float">
            <text:p>0.085438829787234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formula="of:=([.D8]-[.$J$4])/([.$J$5]-[.$J$4])" office:value-type="float" office:value="0.191489361702128" calcext:value-type="float">
            <text:p>0.191489361702128</text:p>
          </table:table-cell>
          <table:table-cell office:value-type="float" office:value="205" calcext:value-type="float">
            <text:p>205</text:p>
          </table:table-cell>
          <table:table-cell table:formula="of:=([.F8]-[.$J$7])/([.$J$8]-[.$J$7])" office:value-type="float" office:value="0.161458333333333" calcext:value-type="float">
            <text:p>0.161458333333333</text:p>
          </table:table-cell>
          <table:table-cell/>
          <table:table-cell office:value-type="string" calcext:value-type="string">
            <text:p>maxpravého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G8]-[.E8]" office:value-type="float" office:value="-0.0300310283687943" calcext:value-type="float">
            <text:p>-0.0300310283687943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table:formula="of:=([.D9]-[.$J$4])/([.$J$5]-[.$J$4])" office:value-type="float" office:value="0.218085106382979" calcext:value-type="float">
            <text:p>0.218085106382979</text:p>
          </table:table-cell>
          <table:table-cell office:value-type="float" office:value="230" calcext:value-type="float">
            <text:p>230</text:p>
          </table:table-cell>
          <table:table-cell table:formula="of:=([.F9]-[.$J$7])/([.$J$8]-[.$J$7])" office:value-type="float" office:value="0.1875" calcext:value-type="float">
            <text:p>0.1875</text:p>
          </table:table-cell>
          <table:table-cell table:number-columns-repeated="4"/>
          <table:table-cell table:formula="of:=[.G9]-[.E9]" office:value-type="float" office:value="-0.0305851063829787" calcext:value-type="float">
            <text:p>-0.0305851063829787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formula="of:=([.D10]-[.$J$4])/([.$J$5]-[.$J$4])" office:value-type="float" office:value="0.265957446808511" calcext:value-type="float">
            <text:p>0.265957446808511</text:p>
          </table:table-cell>
          <table:table-cell office:value-type="float" office:value="260" calcext:value-type="float">
            <text:p>260</text:p>
          </table:table-cell>
          <table:table-cell table:formula="of:=([.F10]-[.$J$7])/([.$J$8]-[.$J$7])" office:value-type="float" office:value="0.21875" calcext:value-type="float">
            <text:p>0.21875</text:p>
          </table:table-cell>
          <table:table-cell table:number-columns-repeated="4"/>
          <table:table-cell table:formula="of:=[.G10]-[.E10]" office:value-type="float" office:value="-0.0472074468085106" calcext:value-type="float">
            <text:p>-0.0472074468085106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formula="of:=([.D11]-[.$J$4])/([.$J$5]-[.$J$4])" office:value-type="float" office:value="0.265957446808511" calcext:value-type="float">
            <text:p>0.265957446808511</text:p>
          </table:table-cell>
          <table:table-cell office:value-type="float" office:value="240" calcext:value-type="float">
            <text:p>240</text:p>
          </table:table-cell>
          <table:table-cell table:formula="of:=([.F11]-[.$J$7])/([.$J$8]-[.$J$7])" office:value-type="float" office:value="0.197916666666667" calcext:value-type="float">
            <text:p>0.197916666666667</text:p>
          </table:table-cell>
          <table:table-cell table:number-columns-repeated="4"/>
          <table:table-cell table:formula="of:=[.G11]-[.E11]" office:value-type="float" office:value="-0.068040780141844" calcext:value-type="float">
            <text:p>-0.068040780141844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table:formula="of:=([.D12]-[.$J$4])/([.$J$5]-[.$J$4])" office:value-type="float" office:value="0.446808510638298" calcext:value-type="float">
            <text:p>0.446808510638298</text:p>
          </table:table-cell>
          <table:table-cell office:value-type="float" office:value="270" calcext:value-type="float">
            <text:p>270</text:p>
          </table:table-cell>
          <table:table-cell table:formula="of:=([.F12]-[.$J$7])/([.$J$8]-[.$J$7])" office:value-type="float" office:value="0.229166666666667" calcext:value-type="float">
            <text:p>0.229166666666667</text:p>
          </table:table-cell>
          <table:table-cell table:number-columns-repeated="4"/>
          <table:table-cell table:formula="of:=[.G12]-[.E12]" office:value-type="float" office:value="-0.217641843971631" calcext:value-type="float">
            <text:p>-0.217641843971631</text:p>
          </table:table-cell>
          <table:table-cell table:number-columns-repeated="1012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70" calcext:value-type="float">
            <text:p>970</text:p>
          </table:table-cell>
          <table:table-cell table:formula="of:=([.D13]-[.$J$4])/([.$J$5]-[.$J$4])" office:value-type="float" office:value="0.978723404255319" calcext:value-type="float">
            <text:p>0.978723404255319</text:p>
          </table:table-cell>
          <table:table-cell office:value-type="float" office:value="270" calcext:value-type="float">
            <text:p>270</text:p>
          </table:table-cell>
          <table:table-cell table:formula="of:=([.F13]-[.$J$7])/([.$J$8]-[.$J$7])" office:value-type="float" office:value="0.229166666666667" calcext:value-type="float">
            <text:p>0.229166666666667</text:p>
          </table:table-cell>
          <table:table-cell table:number-columns-repeated="4"/>
          <table:table-cell table:formula="of:=[.G13]-[.E13]" office:value-type="float" office:value="-0.749556737588653" calcext:value-type="float">
            <text:p>-0.749556737588653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>
            <draw:frame draw:z-index="0" draw:name="Graf 2" draw:style-name="gr1" svg:width="5in" svg:height="3in" svg:x="0.0209in" svg:y="0.0236in">
              <draw:object draw:notify-on-update-of-ranges="Sheet1.L4:Sheet1.L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3-18T07:46:00Z</meta:creation-date>
    <dc:date>2025-03-18T11:46:55.960901292</dc:date>
    <meta:editing-cycles>4</meta:editing-cycles>
    <meta:editing-duration>PT14M39S</meta:editing-duration>
    <meta:document-statistic meta:table-count="1" meta:cell-count="8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line" chart:style-name="ch1">
        <chart:title svg:x="4.567cm" svg:y="0.288cm" chart:style-name="ch2">
          <text:p>slimapolibsiprdel</text:p>
        </chart:title>
        <chart:legend chart:legend-position="bottom" svg:x="5.199cm" svg:y="7.101cm" style:legend-expansion="wide" chart:style-name="ch3"/>
        <chart:plot-area chart:style-name="ch4" table:cell-range-address="Sheet1.L4:Sheet1.L13" svg:x="0.254cm" svg:y="1.239cm" svg:width="12.193cm" svg:height="5.526cm">
          <chart:coordinate-region svg:x="0.858cm" svg:y="1.399cm" svg:width="11.428cm" svg:height="4.7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L4:Sheet1.L1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6613475177305">
                <text:p>0.936613475177305</text:p>
                <draw:g>
                  <svg:desc>Sheet1.L4:Sheet1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1866134751773">
                <text:p>0.841866134751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7269503546099">
                <text:p>0.3072695035460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5438829787234">
                <text:p>0.085438829787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300310283687943">
                <text:p>-0.0300310283687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305851063829787">
                <text:p>-0.0305851063829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72074468085106">
                <text:p>-0.0472074468085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68040780141844">
                <text:p>-0.068040780141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17641843971631">
                <text:p>-0.217641843971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49556737588653">
                <text:p>-0.749556737588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SysDot" draw:style="rect" draw:dots1="1" draw:dots1-length="0.053cm" draw:distance="0.053cm"/>
  </office:styles>
</office:document-styles>
</file>